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5">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eek 4 Homework: Linux Systems Administration</text:h>
      <text:h text:style-name="Heading_20_3" text:outline-level="3"><text:bookmark text:name="user-content-scenario"/>Scenario</text:h>
      <text:p text:style-name="Text_20_body">In the previous class activities, you acted as system administrator in order to troubleshoot a malfunctioning server.</text:p>
      <text:p text:style-name="Text_20_body">The senior administrator was quite pleased with your work. Now, they would like you to prepare another server to replace this server. You are tasked with completing the steps below to prepare a new server.</text:p>
      <text:h text:style-name="Heading_20_3" text:outline-level="3"><text:bookmark text:name="user-content-lab-environment"/>Lab Environment</text:h>
      <text:p text:style-name="Text_20_body">Log into your local virtual machine. Use the following credentials:</text:p>
      <text:list xml:id="list1176477833" text:style-name="L1">
        <text:list-item>
          <text:p text:style-name="P10">Username: <text:span text:style-name="Source_20_Text">sysadmin</text:span> </text:p>
        </text:list-item>
        <text:list-item>
          <text:p text:style-name="P1">Password: <text:span text:style-name="Source_20_Text">cybersecurity</text:span> </text:p>
        </text:list-item>
      </text:list>
      <text:p text:style-name="Text_20_body">In order to get started with your tasks, you will need to open the Terminal within your Ubuntu VM. If you are unsure how to do it, within your Ubuntu VM, do the following:</text:p>
      <text:list xml:id="list3046062101" text:style-name="L2">
        <text:list-item>
          <text:p text:style-name="P2">Open the Linux terminal by pressing Ctrl+Alt+T for Windows users or Ctrl+Options+T for Mac users.</text:p>
        </text:list-item>
        <text:list-item>
          <text:p text:style-name="P2">Alternatively, press Windows+A or Command+A for Mac users, then type "Terminal" in the search bar and select the Terminal icon (not the Xfce Terminal icon).</text:p>
        </text:list-item>
      </text:list>
      <text:h text:style-name="Heading_20_3" text:outline-level="3"><text:bookmark text:name="user-content-instructions"/>Instructions</text:h>
      <text:p text:style-name="Text_20_body">As you solve each step below, please fill out the <text:a xlink:type="simple" xlink:href="../../../../../../../../University-of-Minnesota-Boot-Camp/uofm-virt-cyber-pt-06-2021-u-lol/-/blob/master/04-Linux-SysAdmin-Fundamentals/homework/SubmissionFile.md" text:style-name="Internet_20_link" text:visited-style-name="Visited_20_Internet_20_Link">Submission File</text:a>. This will be your homework deliverable.</text:p>
      <text:p text:style-name="Text_20_body">For each of the following steps, you will need to run the correct command and confirm the results.</text:p>
      <text:h text:style-name="Heading_20_4" text:outline-level="4"><text:bookmark text:name="user-content-step-1-ensure-permissions-on-sensitive-files"/>Step 1: Ensure Permissions on Sensitive Files</text:h>
      <text:p text:style-name="Text_20_body">The <text:span text:style-name="Source_20_Text">/etc/</text:span> directory is where system configuration files exist. Start by navigating to this directory with <text:span text:style-name="Source_20_Text">cd /etc/</text:span>.</text:p>
      <text:p text:style-name="Text_20_body">Inspect the file permissions of each of the files below. This should have already been completed in the activity, but let's double check! If they do not match the descriptions, please update the permissions.</text:p>
      <text:list xml:id="list538254439" text:style-name="L3">
        <text:list-item>
          <text:p text:style-name="P3">Permissions on <text:span text:style-name="Source_20_Text">/etc/shadow</text:span> should allow only <text:span text:style-name="Source_20_Text">root</text:span> read and write access.</text:p>
        </text:list-item>
        <text:list-item>
          <text:p text:style-name="P3">Permissions on <text:span text:style-name="Source_20_Text">/etc/gshadow</text:span> should allow only <text:span text:style-name="Source_20_Text">root</text:span> read and write access.</text:p>
        </text:list-item>
        <text:list-item>
          <text:p text:style-name="P3">Permissions on <text:span text:style-name="Source_20_Text">/etc/group</text:span> should allow <text:span text:style-name="Source_20_Text">root</text:span> read and <text:span text:style-name="Source_20_Text">write</text:span> access, and allow everyone else <text:span text:style-name="Source_20_Text">read</text:span> access only.</text:p>
        </text:list-item>
        <text:list-item>
          <text:p text:style-name="P3"><text:soft-page-break/>Permissions on <text:span text:style-name="Source_20_Text">/etc/passwd</text:span> should allow <text:span text:style-name="Source_20_Text">root</text:span> read and <text:span text:style-name="Source_20_Text">write</text:span> access, and allow everyone else <text:span text:style-name="Source_20_Text">read</text:span> access only.</text:p>
        </text:list-item>
      </text:list>
      <text:list xml:id="list1216451380" text:style-name="L4">
        <text:list-item>
          <text:p text:style-name="P4"><text:span text:style-name="Strong_20_Emphasis">Hints:</text:span></text:p>
          <text:list>
            <text:list-item>
              <text:p text:style-name="P4">Run the following command to view the file permissions: <text:span text:style-name="Source_20_Text">ls -l &lt;file&gt;</text:span></text:p>
            </text:list-item>
            <text:list-item>
              <text:p text:style-name="P4">If permissions need to be changed or modified, use the <text:span text:style-name="Source_20_Text">chmod</text:span> command.</text:p>
            </text:list-item>
          </text:list>
        </text:list-item>
      </text:list>
      <text:h text:style-name="Heading_20_4" text:outline-level="4"><text:bookmark text:name="user-content-step-2-create-user-accounts"/>Step 2: Create User Accounts</text:h>
      <text:p text:style-name="Text_20_body">This step asks you to set up various users. These commands do not require you to be working from a specific directory.</text:p>
      <text:list xml:id="list3868664668" text:style-name="L5">
        <text:list-item>
          <text:p text:style-name="P5">Add user accounts for <text:span text:style-name="Source_20_Text">sam</text:span>, <text:span text:style-name="Source_20_Text">joe</text:span>, <text:span text:style-name="Source_20_Text">amy</text:span>, <text:span text:style-name="Source_20_Text">sara</text:span>, and <text:span text:style-name="Source_20_Text">admin</text:span>.</text:p>
          <text:list>
            <text:list-item>
              <text:p text:style-name="P11"><text:span text:style-name="Strong_20_Emphasis">Hint:</text:span> In order for users to be added to the system, you need to run the command with <text:span text:style-name="Source_20_Text">sudo</text:span>. </text:p>
            </text:list-item>
          </text:list>
        </text:list-item>
        <text:list-item>
          <text:p text:style-name="P5">We want to make sure that only the <text:span text:style-name="Source_20_Text">admin</text:span> user has general <text:span text:style-name="Source_20_Text">sudo</text:span> group access. This requires a command that will allow user modifications.</text:p>
        </text:list-item>
      </text:list>
      <text:h text:style-name="Heading_20_4" text:outline-level="4"><text:bookmark text:name="user-content-step-3-create-user-group-and-collaborative-folder"/>Step 3: Create User Group and Collaborative Folder</text:h>
      <text:p text:style-name="Text_20_body">Now we want to execute the commands to fully set up a group on our system.</text:p>
      <text:p text:style-name="Text_20_body">This requires us to create a group, add users to it, create a shared group folder, set the group folder owners for these shared folders.</text:p>
      <text:list xml:id="list4124437763" text:style-name="L6">
        <text:list-item>
          <text:p text:style-name="P6">Add the group <text:span text:style-name="Source_20_Text">engineers</text:span> to the system.</text:p>
        </text:list-item>
        <text:list-item>
          <text:p text:style-name="P6">Add users <text:span text:style-name="Source_20_Text">sam</text:span>, <text:span text:style-name="Source_20_Text">joe</text:span>, <text:span text:style-name="Source_20_Text">amy</text:span>, and <text:span text:style-name="Source_20_Text">sara</text:span> to the managed group. This will be similar to how you added <text:span text:style-name="Source_20_Text">admin</text:span> to the <text:span text:style-name="Source_20_Text">sudo</text:span> group in the previous exercise.</text:p>
        </text:list-item>
        <text:list-item>
          <text:p text:style-name="P6">Create a shared folder for this group: <text:span text:style-name="Source_20_Text">/home/engineers</text:span>.</text:p>
        </text:list-item>
        <text:list-item>
          <text:p text:style-name="P6">Change ownership on the new engineers' shared folder to the <text:span text:style-name="Source_20_Text">engineers</text:span> group.</text:p>
        </text:list-item>
      </text:list>
      <text:h text:style-name="Heading_20_4" text:outline-level="4"><text:bookmark text:name="user-content-step-4-lynis-auditing"/>Step 4: Lynis Auditing</text:h>
      <text:p text:style-name="Text_20_body">The final step on your administrator's list involves running an audit against the system in order to harden it. You'll use the system and security auditing tool Lynis to do so.</text:p>
      <text:list xml:id="list2258569343" text:style-name="L7">
        <text:list-item>
          <text:p text:style-name="P7">Install the Lynis package to your system if it is not already installed.</text:p>
        </text:list-item>
        <text:list-item>
          <text:p text:style-name="P7">Check the Lynis documentation for instructions on how to run a system audit.</text:p>
        </text:list-item>
        <text:list-item>
          <text:p text:style-name="P7">Run a Lynis system audit with <text:span text:style-name="Source_20_Text">sudo</text:span>.</text:p>
        </text:list-item>
        <text:list-item>
          <text:p text:style-name="P7">Provide a report from the Lynis output on what more could be done to harden the system.</text:p>
        </text:list-item>
      </text:list>
      <text:h text:style-name="Heading_20_4" text:outline-level="4"><text:bookmark text:name="user-content-bonus"/><text:soft-page-break/>Bonus</text:h>
      <text:p text:style-name="Text_20_body">Despite claims from enthusiasts, Linux is <text:span text:style-name="Emphasis">not</text:span> immune to malware. You will need to install and run the application chkrootkit, to search for any potential rootkits installed on the system.</text:p>
      <text:list xml:id="list2293625510" text:style-name="L8">
        <text:list-item>
          <text:p text:style-name="P8">Install the chkrootkit package to your system if it is not already installed.</text:p>
        </text:list-item>
        <text:list-item>
          <text:p text:style-name="P8">Check the chkrootkit documentation for instructions on how to run a scan to find system root kits.</text:p>
        </text:list-item>
        <text:list-item>
          <text:p text:style-name="P8">Run chkrootkit (with <text:span text:style-name="Source_20_Text">sudo</text:span>) in expert mode to verify the system does not have a root kit installed.</text:p>
        </text:list-item>
        <text:list-item>
          <text:p text:style-name="P8">Provide a report from chkrootkit output on what more could be done to harden the system.</text:p>
        </text:list-item>
      </text:list>
      <text:h text:style-name="Heading_20_3" text:outline-level="3"><text:bookmark text:name="user-content-submission-guidelines"/>Submission Guidelines</text:h>
      <text:list xml:id="list2832126533" text:style-name="L9">
        <text:list-item>
          <text:p text:style-name="P9">Use the <text:a xlink:type="simple" xlink:href="../../../../../../../../University-of-Minnesota-Boot-Camp/uofm-virt-cyber-pt-06-2021-u-lol/-/blob/master/04-Linux-SysAdmin-Fundamentals/homework/SubmissionFile.md" text:style-name="Internet_20_link" text:visited-style-name="Visited_20_Internet_20_Link">Submission File</text:a> to document your answers. </text:p>
        </text:list-item>
      </text:list>
      <text:h text:style-name="Heading_20_3" text:outline-level="3"><text:bookmark text:name="user-content-vagrant-update"/>Vagrant Update</text:h>
      <text:p text:style-name="Text_20_body">After you complete this homework, please make sure to pull the latest Vagrant virtual machine buil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4T12:31:20.581000000</meta:creation-date>
    <dc:date>2021-08-14T12:33:39.025000000</dc:date>
    <meta:editing-duration>PT2M18S</meta:editing-duration>
    <meta:editing-cycles>1</meta:editing-cycles>
    <meta:document-statistic meta:table-count="0" meta:image-count="0" meta:object-count="0" meta:page-count="3" meta:paragraph-count="52" meta:word-count="745" meta:character-count="4261" meta:non-whitespace-character-count="3591"/>
    <meta:generator>LibreOffice/5.4.2.2$Windows_X86_64 LibreOffice_project/22b09f6418e8c2d508a9eaf86b2399209b0990f4</meta:generator>
  </office:meta>
</office:document-meta>
</file>